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"/>
    <style:style style:name="ce2" style:family="table-cell" style:parent-style-name="Default" style:data-style-name="N60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63in" svg:height="3.5787in" svg:x="9.7177in" svg:y="-0.0004in">
            <draw:object draw:notify-on-update-of-ranges="Sheet1.A19:Sheet1.A26 Sheet1.B18:Sheet1.B18 Sheet1.B19:Sheet1.B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63in" svg:height="3.5437in" svg:x="2.8827in" svg:y="0.0894in">
            <draw:object draw:notify-on-update-of-ranges="Sheet1.A2:Sheet1.A16 Sheet1.B1:Sheet1.B1 Sheet1.B2:Sheet1.B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3004in" svg:height="2.9764in" svg:x="2.4949in" svg:y="4.8898in">
            <draw:object draw:notify-on-update-of-ranges="Sheet1.A29:Sheet1.A34 Sheet1.B28:Sheet1.B28 Sheet1.B29:Sheet1.B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63in" svg:height="3.039in" svg:x="10.8587in" svg:y="4.8268in">
            <draw:object draw:notify-on-update-of-ranges="Sheet1.A37:Sheet1.A44 Sheet1.B36:Sheet1.B36 Sheet1.B37:Sheet1.B4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7657in" svg:height="4.3882in" svg:x="5.2252in" svg:y="8.1909in">
            <draw:object draw:notify-on-update-of-ranges="Sheet1.A47:Sheet1.A56 Sheet1.B46:Sheet1.B46 Sheet1.B47:Sheet1.B56 Sheet1.A47:Sheet1.A56 Sheet1.C46:Sheet1.C46 Sheet1.C47:Sheet1.C56 Sheet1.A47:Sheet1.A56 Sheet1.D46:Sheet1.D46 Sheet1.D47:Sheet1.D56 Sheet1.A47:Sheet1.A56 Sheet1.E46:Sheet1.E46 Sheet1.E47:Sheet1.E5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8.0571in" svg:height="3.5433in" svg:x="5.5283in" svg:y="12.5429in">
            <draw:object draw:notify-on-update-of-ranges="Sheet1.A59:Sheet1.A68 Sheet1.B58:Sheet1.B58 Sheet1.B59:Sheet1.B68 Sheet1.A59:Sheet1.A68 Sheet1.C58:Sheet1.C58 Sheet1.C59:Sheet1.C68 Sheet1.A59:Sheet1.A68 Sheet1.D58:Sheet1.D58 Sheet1.D59:Sheet1.D68 Sheet1.A59:Sheet1.A68 Sheet1.E58:Sheet1.E58 Sheet1.E59:Sheet1.E6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5.4087in" svg:y="16.4835in">
            <draw:object draw:notify-on-update-of-ranges="Sheet1.A71:Sheet1.A80 Sheet1.B70:Sheet1.B70 Sheet1.B71:Sheet1.B80 Sheet1.A71:Sheet1.A80 Sheet1.C70:Sheet1.C70 Sheet1.C71:Sheet1.C80 Sheet1.A71:Sheet1.A80 Sheet1.D70:Sheet1.D70 Sheet1.D71:Sheet1.D8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-2_error_vs_B_Cu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8163" calcext:value-type="float">
            <text:p>0,108163</text:p>
          </table:table-cell>
          <table:table-cell table:style-name="ce3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97407" calcext:value-type="float">
            <text:p>0,049740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5907" calcext:value-type="float">
            <text:p>0,08590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46143" calcext:value-type="float">
            <text:p>0,024614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83382" calcext:value-type="float">
            <text:p>0,038338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14624" calcext:value-type="float">
            <text:p>0,021462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32966" calcext:value-type="float">
            <text:p>0,033296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83911" calcext:value-type="float">
            <text:p>0,028391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13354" calcext:value-type="float">
            <text:p>0,021335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77556" calcext:value-type="float">
            <text:p>0,017755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0978" calcext:value-type="float">
            <text:p>0,0209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5116" calcext:value-type="float">
            <text:p>0,014511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41919" calcext:value-type="float">
            <text:p>0,01419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11749" calcext:value-type="float">
            <text:p>0,01117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g-2_error_vs_fb_Cu</text:p>
          </table:table-cell>
          <table:table-cell table:number-columns-repeated="2"/>
        </table:table-row>
        <table:table-row table:style-name="ro1">
          <table:table-cell table:style-name="ce1" office:value-type="percentage" office:value="0.01" calcext:value-type="percentage">
            <text:p>1,00%</text:p>
          </table:table-cell>
          <table:table-cell office:value-type="float" office:value="0.0182766" calcext:value-type="float">
            <text:p>0,0182766</text:p>
          </table:table-cell>
          <table:table-cell table:number-columns-repeated="2"/>
        </table:table-row>
        <table:table-row table:style-name="ro1">
          <table:table-cell table:style-name="ce1" office:value-type="percentage" office:value="0.05" calcext:value-type="percentage">
            <text:p>5,00%</text:p>
          </table:table-cell>
          <table:table-cell office:value-type="float" office:value="0.0289238" calcext:value-type="float">
            <text:p>0,0289238</text:p>
          </table:table-cell>
          <table:table-cell table:number-columns-repeated="2"/>
        </table:table-row>
        <table:table-row table:style-name="ro1">
          <table:table-cell table:style-name="ce1" office:value-type="percentage" office:value="0.1" calcext:value-type="percentage">
            <text:p>10,00%</text:p>
          </table:table-cell>
          <table:table-cell office:value-type="float" office:value="0.025528" calcext:value-type="float">
            <text:p>0,025528</text:p>
          </table:table-cell>
          <table:table-cell table:number-columns-repeated="2"/>
        </table:table-row>
        <table:table-row table:style-name="ro1">
          <table:table-cell table:style-name="ce1" office:value-type="percentage" office:value="0.2" calcext:value-type="percentage">
            <text:p>20,00%</text:p>
          </table:table-cell>
          <table:table-cell office:value-type="float" office:value="0.0306813" calcext:value-type="float">
            <text:p>0,0306813</text:p>
          </table:table-cell>
          <table:table-cell table:number-columns-repeated="2"/>
        </table:table-row>
        <table:table-row table:style-name="ro1">
          <table:table-cell table:style-name="ce1" office:value-type="percentage" office:value="0.4" calcext:value-type="percentage">
            <text:p>40,00%</text:p>
          </table:table-cell>
          <table:table-cell office:value-type="float" office:value="0.0439624" calcext:value-type="float">
            <text:p>0,0439624</text:p>
          </table:table-cell>
          <table:table-cell table:number-columns-repeated="2"/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0.0516592" calcext:value-type="float">
            <text:p>0,0516592</text:p>
          </table:table-cell>
          <table:table-cell table:number-columns-repeated="2"/>
        </table:table-row>
        <table:table-row table:style-name="ro1">
          <table:table-cell table:style-name="ce1" office:value-type="percentage" office:value="0.55" calcext:value-type="percentage">
            <text:p>55,00%</text:p>
          </table:table-cell>
          <table:table-cell table:number-columns-repeated="3"/>
        </table:table-row>
        <table:table-row table:style-name="ro1">
          <table:table-cell table:style-name="ce1" office:value-type="percentage" office:value="0.58" calcext:value-type="percentage">
            <text:p>58,00%</text:p>
          </table:table-cell>
          <table:table-cell office:value-type="float" office:value="0.109541" calcext:value-type="float">
            <text:p>0,10954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g-2_error_vs_ns_Cu</text:p>
          </table:table-cell>
          <table:table-cell table:number-columns-repeated="2"/>
        </table:table-row>
        <table:table-row table:style-name="ro1">
          <table:table-cell table:style-name="ce2" office:value-type="float" office:value="5000" calcext:value-type="float">
            <text:p>5,00E+003</text:p>
          </table:table-cell>
          <table:table-cell table:style-name="ce2" office:value-type="float" office:value="0.0511397" calcext:value-type="float">
            <text:p>5,11E-002</text:p>
          </table:table-cell>
          <table:table-cell table:number-columns-repeated="2"/>
        </table:table-row>
        <table:table-row table:style-name="ro1">
          <table:table-cell table:style-name="ce2" office:value-type="float" office:value="20000" calcext:value-type="float">
            <text:p>2,00E+004</text:p>
          </table:table-cell>
          <table:table-cell table:style-name="ce2" office:value-type="float" office:value="0.0283063" calcext:value-type="float">
            <text:p>2,83E-002</text:p>
          </table:table-cell>
          <table:table-cell table:number-columns-repeated="2"/>
        </table:table-row>
        <table:table-row table:style-name="ro1">
          <table:table-cell table:style-name="ce2" office:value-type="float" office:value="50000" calcext:value-type="float">
            <text:p>5,00E+004</text:p>
          </table:table-cell>
          <table:table-cell table:style-name="ce2" office:value-type="float" office:value="0.0196104" calcext:value-type="float">
            <text:p>1,96E-002</text:p>
          </table:table-cell>
          <table:table-cell table:number-columns-repeated="2"/>
        </table:table-row>
        <table:table-row table:style-name="ro1">
          <table:table-cell table:style-name="ce2" office:value-type="float" office:value="200000" calcext:value-type="float">
            <text:p>2,00E+005</text:p>
          </table:table-cell>
          <table:table-cell table:style-name="ce2" office:value-type="float" office:value="0.00771853" calcext:value-type="float">
            <text:p>7,72E-003</text:p>
          </table:table-cell>
          <table:table-cell table:number-columns-repeated="2"/>
        </table:table-row>
        <table:table-row table:style-name="ro1">
          <table:table-cell table:style-name="ce2" office:value-type="float" office:value="500000" calcext:value-type="float">
            <text:p>5,00E+005</text:p>
          </table:table-cell>
          <table:table-cell table:style-name="ce2" office:value-type="float" office:value="0.00479356" calcext:value-type="float">
            <text:p>4,79E-003</text:p>
          </table:table-cell>
          <table:table-cell table:number-columns-repeated="2"/>
        </table:table-row>
        <table:table-row table:style-name="ro1">
          <table:table-cell table:style-name="ce2" office:value-type="float" office:value="1000000" calcext:value-type="float">
            <text:p>1,00E+006</text:p>
          </table:table-cell>
          <table:table-cell table:style-name="ce2" office:value-type="float" office:value="0.00335302" calcext:value-type="float">
            <text:p>3,35E-00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g-2_error_vs_alpha_Cu</text:p>
          </table:table-cell>
          <table:table-cell table:number-columns-repeated="2"/>
        </table:table-row>
        <table:table-row table:style-name="ro1">
          <table:table-cell office:value-type="float" office:value="0.005" calcext:value-type="float">
            <text:p>0,005</text:p>
          </table:table-cell>
          <table:table-cell table:style-name="ce2" office:value-type="float" office:value="0.0529871" calcext:value-type="float">
            <text:p>5,30E-002</text:p>
          </table:table-cell>
          <table:table-cell table:number-columns-repeated="2"/>
        </table:table-row>
        <table:table-row table:style-name="ro1">
          <table:table-cell table:style-name="ce3" office:value-type="float" office:value="0.01" calcext:value-type="float">
            <text:p>0,01</text:p>
          </table:table-cell>
          <table:table-cell table:style-name="ce2" office:value-type="float" office:value="0.0536486" calcext:value-type="float">
            <text:p>5,36E-002</text:p>
          </table:table-cell>
          <table:table-cell table:number-columns-repeated="2"/>
        </table:table-row>
        <table:table-row table:style-name="ro1">
          <table:table-cell table:style-name="ce3" office:value-type="float" office:value="0.02" calcext:value-type="float">
            <text:p>0,02</text:p>
          </table:table-cell>
          <table:table-cell table:style-name="ce2" office:value-type="float" office:value="0.0522582" calcext:value-type="float">
            <text:p>5,23E-002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,03</text:p>
          </table:table-cell>
          <table:table-cell table:style-name="ce2" office:value-type="float" office:value="0.0554087" calcext:value-type="float">
            <text:p>5,54E-002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,04</text:p>
          </table:table-cell>
          <table:table-cell table:style-name="ce2" office:value-type="float" office:value="0.0359677" calcext:value-type="float">
            <text:p>3,60E-002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style-name="ce2" office:value-type="float" office:value="0.0283911" calcext:value-type="float">
            <text:p>2,84E-002</text:p>
          </table:table-cell>
          <table:table-cell table:number-columns-repeated="2"/>
        </table:table-row>
        <table:table-row table:style-name="ro1">
          <table:table-cell table:style-name="ce3" office:value-type="float" office:value="0.1" calcext:value-type="float">
            <text:p>0,1</text:p>
          </table:table-cell>
          <table:table-cell table:style-name="ce2" office:value-type="float" office:value="0.0134576" calcext:value-type="float">
            <text:p>1,35E-00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ce2" office:value-type="float" office:value="0.00624987" calcext:value-type="float">
            <text:p>6,25E-00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string" calcext:value-type="string">
            <text:p>err_vs_t_Cu</text:p>
          </table:table-cell>
          <table:table-cell office:value-type="string" calcext:value-type="string">
            <text:p>err_vs_t_Pb</text:p>
          </table:table-cell>
          <table:table-cell office:value-type="string" calcext:value-type="string">
            <text:p>err_vs_t_Al</text:p>
          </table:table-cell>
        </table:table-row>
        <table:table-row table:style-name="ro1">
          <table:table-cell table:style-name="ce3" office:value-type="float" office:value="0.5" calcext:value-type="float">
            <text:p>0,5</text:p>
          </table:table-cell>
          <table:table-cell office:value-type="float" office:value="0.0398204" calcext:value-type="float">
            <text:p>0,0398204</text:p>
          </table:table-cell>
          <table:table-cell office:value-type="float" office:value="0.0527591" calcext:value-type="float">
            <text:p>0,05275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48204" calcext:value-type="float">
            <text:p>0,0648204</text:p>
          </table:table-cell>
          <table:table-cell office:value-type="float" office:value="0.0448691" calcext:value-type="float">
            <text:p>0,0448691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258636" calcext:value-type="float">
            <text:p>0,0258636</text:p>
          </table:table-cell>
          <table:table-cell office:value-type="float" office:value="0.0222553" calcext:value-type="float">
            <text:p>0,02225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16292" calcext:value-type="float">
            <text:p>0,0316292</text:p>
          </table:table-cell>
          <table:table-cell office:value-type="float" office:value="0.0239581" calcext:value-type="float">
            <text:p>0,0239581</text:p>
          </table:table-cell>
          <table:table-cell/>
        </table:table-row>
        <table:table-row table:style-name="ro1">
          <table:table-cell table:style-name="ce3" office:value-type="float" office:value="2.5" calcext:value-type="float">
            <text:p>2,5</text:p>
          </table:table-cell>
          <table:table-cell office:value-type="float" office:value="0.0283911" calcext:value-type="float">
            <text:p>0,0283911</text:p>
          </table:table-cell>
          <table:table-cell office:value-type="float" office:value="0.0288071" calcext:value-type="float">
            <text:p>0,0288071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0.0254279" calcext:value-type="float">
            <text:p>0,0254279</text:p>
          </table:table-cell>
          <table:table-cell office:value-type="float" office:value="0.0238657" calcext:value-type="float">
            <text:p>0,02386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7224" calcext:value-type="float">
            <text:p>0,0247224</text:p>
          </table:table-cell>
          <table:table-cell office:value-type="float" office:value="0.0231587" calcext:value-type="float">
            <text:p>0,02315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0706" calcext:value-type="float">
            <text:p>0,0240706</text:p>
          </table:table-cell>
          <table:table-cell office:value-type="float" office:value="0.0233943" calcext:value-type="float">
            <text:p>0,02339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5355" calcext:value-type="float">
            <text:p>0,0245355</text:p>
          </table:table-cell>
          <table:table-cell office:value-type="float" office:value="0.0231153" calcext:value-type="float">
            <text:p>0,023115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7265" calcext:value-type="float">
            <text:p>0,0247265</text:p>
          </table:table-cell>
          <table:table-cell office:value-type="float" office:value="0.0237693" calcext:value-type="float">
            <text:p>0,02376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string" calcext:value-type="string">
            <text:p>eff_vs_t_Cu</text:p>
          </table:table-cell>
          <table:table-cell office:value-type="string" calcext:value-type="string">
            <text:p>eff_vs_t_Pb</text:p>
          </table:table-cell>
          <table:table-cell office:value-type="string" calcext:value-type="string">
            <text:p>eff_vs_t_Al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0462462" calcext:value-type="float">
            <text:p>0,000462462</text:p>
          </table:table-cell>
          <table:table-cell office:value-type="float" office:value="0.000470061" calcext:value-type="float">
            <text:p>0,0004700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42843" calcext:value-type="float">
            <text:p>0,000842843</text:p>
          </table:table-cell>
          <table:table-cell office:value-type="float" office:value="0.000854345" calcext:value-type="float">
            <text:p>0,000854345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011401" calcext:value-type="float">
            <text:p>0,0011401</text:p>
          </table:table-cell>
          <table:table-cell office:value-type="float" office:value="0.00114809" calcext:value-type="float">
            <text:p>0,001148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34586" calcext:value-type="float">
            <text:p>0,00134586</text:p>
          </table:table-cell>
          <table:table-cell office:value-type="float" office:value="0.001353" calcext:value-type="float">
            <text:p>0,001353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0148209" calcext:value-type="float">
            <text:p>0,00148209</text:p>
          </table:table-cell>
          <table:table-cell office:value-type="float" office:value="0.00148747" calcext:value-type="float">
            <text:p>0,001487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55961" calcext:value-type="float">
            <text:p>0,00155961</text:p>
          </table:table-cell>
          <table:table-cell office:value-type="float" office:value="0.00156186" calcext:value-type="float">
            <text:p>0,001561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61145" calcext:value-type="float">
            <text:p>0,00161145</text:p>
          </table:table-cell>
          <table:table-cell office:value-type="float" office:value="0.00160616" calcext:value-type="float">
            <text:p>0,001606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59912" calcext:value-type="float">
            <text:p>0,00159912</text:p>
          </table:table-cell>
          <table:table-cell office:value-type="float" office:value="0.00159306" calcext:value-type="float">
            <text:p>0,001593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61563" calcext:value-type="float">
            <text:p>0,00161563</text:p>
          </table:table-cell>
          <table:table-cell office:value-type="float" office:value="0.00160966" calcext:value-type="float">
            <text:p>0,0016096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6169" calcext:value-type="float">
            <text:p>0,0016169</text:p>
          </table:table-cell>
          <table:table-cell office:value-type="float" office:value="0.00161368" calcext:value-type="float">
            <text:p>0,001613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sigma</text:p>
          </table:table-cell>
          <table:table-cell office:value-type="string" calcext:value-type="string">
            <text:p>g-2_error_vs_Bsigma_Cu</text:p>
          </table:table-cell>
          <table:table-cell office:value-type="string" calcext:value-type="string">
            <text:p>g-2_error_vs_Bsigma_Pb</text:p>
          </table:table-cell>
          <table:table-cell office:value-type="string" calcext:value-type="string">
            <text:p>g-2_error_vs_Bsigma_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3911" calcext:value-type="float">
            <text:p>0,0283911</text:p>
          </table:table-cell>
          <table:table-cell office:value-type="float" office:value="0.0296918" calcext:value-type="float">
            <text:p>0,0296918</text:p>
          </table:table-cell>
          <table:table-cell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28941" calcext:value-type="float">
            <text:p>0,028941</text:p>
          </table:table-cell>
          <table:table-cell office:value-type="float" office:value="0.0357407" calcext:value-type="float">
            <text:p>0,0357407</text:p>
          </table:table-cell>
          <table:table-cell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0396518" calcext:value-type="float">
            <text:p>0,0396518</text:p>
          </table:table-cell>
          <table:table-cell office:value-type="float" office:value="0.0657542" calcext:value-type="float">
            <text:p>0,0657542</text:p>
          </table:table-cell>
          <table:table-cell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613844" calcext:value-type="float">
            <text:p>0,0613844</text:p>
          </table:table-cell>
          <table:table-cell office:value-type="float" office:value="0.0504098" calcext:value-type="float">
            <text:p>0,0504098</text:p>
          </table:table-cell>
          <table:table-cell/>
        </table:table-row>
        <table:table-row table:style-name="ro1">
          <table:table-cell office:value-type="float" office:value="0.035" calcext:value-type="float">
            <text:p>0,035</text:p>
          </table:table-cell>
          <table:table-cell office:value-type="float" office:value="0.0779231" calcext:value-type="float">
            <text:p>0,0779231</text:p>
          </table:table-cell>
          <table:table-cell office:value-type="float" office:value="0.0422784" calcext:value-type="float">
            <text:p>0,0422784</text:p>
          </table:table-cell>
          <table:table-cell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137669" calcext:value-type="float">
            <text:p>0,137669</text:p>
          </table:table-cell>
          <table:table-cell office:value-type="float" office:value="0.0406969" calcext:value-type="float">
            <text:p>0,0406969</text:p>
          </table:table-cell>
          <table:table-cell/>
        </table:table-row>
        <table:table-row table:style-name="ro1">
          <table:table-cell office:value-type="float" office:value="0.045" calcext:value-type="float">
            <text:p>0,045</text:p>
          </table:table-cell>
          <table:table-cell office:value-type="float" office:value="0.0805327" calcext:value-type="float">
            <text:p>0,0805327</text:p>
          </table:table-cell>
          <table:table-cell office:value-type="float" office:value="0.0409736" calcext:value-type="float">
            <text:p>0,0409736</text:p>
          </table:table-cell>
          <table:table-cell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696016" calcext:value-type="float">
            <text:p>0,0696016</text:p>
          </table:table-cell>
          <table:table-cell office:value-type="float" office:value="0.0410055" calcext:value-type="float">
            <text:p>0,0410055</text:p>
          </table:table-cell>
          <table:table-cell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239667" calcext:value-type="float">
            <text:p>0,239667</text:p>
          </table:table-cell>
          <table:table-cell office:value-type="float" office:value="0.206412" calcext:value-type="float">
            <text:p>0,206412</text:p>
          </table:table-cell>
          <table:table-cell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0678776" calcext:value-type="float">
            <text:p>0,0678776</text:p>
          </table:table-cell>
          <table:table-cell office:value-type="float" office:value="0.138375" calcext:value-type="float">
            <text:p>0,1383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hickness</text:p>
          </table:table-cell>
          <table:table-cell office:value-type="string" calcext:value-type="string">
            <text:p>err_vs_t_Pb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0527591" calcext:value-type="float">
            <text:p>0,052759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48691" calcext:value-type="float">
            <text:p>0,0448691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0222553" calcext:value-type="float">
            <text:p>0,022255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39581" calcext:value-type="float">
            <text:p>0,0239581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0288071" calcext:value-type="float">
            <text:p>0,028807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38657" calcext:value-type="float">
            <text:p>0,023865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31587" calcext:value-type="float">
            <text:p>0,023158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233943" calcext:value-type="float">
            <text:p>0,023394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231153" calcext:value-type="float">
            <text:p>0,0231153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237693" calcext:value-type="float">
            <text:p>0,02376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hickness</text:p>
          </table:table-cell>
          <table:table-cell office:value-type="string" calcext:value-type="string">
            <text:p>eff_vs_t_Pb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000470061" calcext:value-type="float">
            <text:p>0,00047006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854345" calcext:value-type="float">
            <text:p>0,00085434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00114809" calcext:value-type="float">
            <text:p>0,0011480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1353" calcext:value-type="float">
            <text:p>0,001353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00148747" calcext:value-type="float">
            <text:p>0,0014874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156186" calcext:value-type="float">
            <text:p>0,0015618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160616" calcext:value-type="float">
            <text:p>0,0016061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59306" calcext:value-type="float">
            <text:p>0,00159306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160966" calcext:value-type="float">
            <text:p>0,00160966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161368" calcext:value-type="float">
            <text:p>0,001613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sigma</text:p>
          </table:table-cell>
          <table:table-cell office:value-type="string" calcext:value-type="string">
            <text:p>g-2_error_vs_Bsigma_Pb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96918" calcext:value-type="float">
            <text:p>0,0296918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0.0357407" calcext:value-type="float">
            <text:p>0,0357407</text:p>
          </table:table-cell>
          <table:table-cell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office:value-type="float" office:value="0.0657542" calcext:value-type="float">
            <text:p>0,0657542</text:p>
          </table:table-cell>
          <table:table-cell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0.0504098" calcext:value-type="float">
            <text:p>0,0504098</text:p>
          </table:table-cell>
          <table:table-cell/>
        </table:table-row>
        <table:table-row table:style-name="ro1">
          <table:table-cell/>
          <table:table-cell office:value-type="float" office:value="0.035" calcext:value-type="float">
            <text:p>0,035</text:p>
          </table:table-cell>
          <table:table-cell office:value-type="float" office:value="0.0422784" calcext:value-type="float">
            <text:p>0,0422784</text:p>
          </table:table-cell>
          <table:table-cell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office:value-type="float" office:value="0.0406969" calcext:value-type="float">
            <text:p>0,0406969</text:p>
          </table:table-cell>
          <table:table-cell/>
        </table:table-row>
        <table:table-row table:style-name="ro1">
          <table:table-cell/>
          <table:table-cell office:value-type="float" office:value="0.045" calcext:value-type="float">
            <text:p>0,045</text:p>
          </table:table-cell>
          <table:table-cell office:value-type="float" office:value="0.0409736" calcext:value-type="float">
            <text:p>0,0409736</text:p>
          </table:table-cell>
          <table:table-cell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0410055" calcext:value-type="float">
            <text:p>0,0410055</text:p>
          </table:table-cell>
          <table:table-cell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0.206412" calcext:value-type="float">
            <text:p>0,206412</text:p>
          </table:table-cell>
          <table:table-cell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0.138375" calcext:value-type="float">
            <text:p>0,1383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14:11:27.53738197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i </meta:initial-creator>
    <meta:creation-date>2014-10-08T23:42:16.494235490</meta:creation-date>
    <dc:date>2015-02-06T14:28:16.751143132</dc:date>
    <dc:creator>simi </dc:creator>
    <meta:editing-duration>P2DT7H27M55S</meta:editing-duration>
    <meta:editing-cycles>12</meta:editing-cycles>
    <meta:generator>LibreOffice/4.3.5.2$Linux_x86 LibreOffice_project/430m0$Build-2</meta:generator>
    <meta:document-statistic meta:table-count="1" meta:cell-count="24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91cm" xlink:href=".." xlink:type="simple" chart:class="chart:scatter" chart:style-name="ch1">
        <chart:legend chart:legend-position="end" svg:x="11.685cm" svg:y="4.246cm" style:legend-expansion="high" chart:style-name="ch2"/>
        <chart:plot-area chart:style-name="ch3" table:cell-range-address="Sheet1.A19:Sheet1.B26 Sheet1.B18:Sheet1.B18" chart:data-source-has-labels="row" svg:x="0.32cm" svg:y="0.181cm" svg:width="11.045cm" svg:height="8.729cm">
          <chartooo:coordinate-region svg:x="1.232cm" svg:y="0.381cm" svg:width="9.549cm" svg:height="7.8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6" chart:label-cell-address="Sheet1.B18:Sheet1.B18" chart:class="chart:scatter">
            <chart:domain table:cell-range-address="Sheet1.A19:Sheet1.A26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fb_Cu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9:Sheet1.A26</svg:desc>
                </draw:g>
              </table:table-cell>
              <table:table-cell office:value-type="float" office:value="0.0182766">
                <text:p>0.0182766</text:p>
                <draw:g>
                  <svg:desc>Sheet1.B19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89238">
                <text:p>0.0289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5528">
                <text:p>0.025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306813">
                <text:p>0.0306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439624">
                <text:p>0.0439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516592">
                <text:p>0.0516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">
                <text:p>0.58</text:p>
              </table:table-cell>
              <table:table-cell office:value-type="float" office:value="0.109541">
                <text:p>0.109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1.738cm" svg:y="4.202cm" style:legend-expansion="high" chart:style-name="ch2"/>
        <chart:plot-area chart:style-name="ch3" table:cell-range-address="Sheet1.A2:Sheet1.B16 Sheet1.B1:Sheet1.B1" chart:data-source-has-labels="row" svg:x="0.32cm" svg:y="0.18cm" svg:width="11.098cm" svg:height="8.642cm">
          <chartooo:coordinate-region svg:x="1.232cm" svg:y="0.38cm" svg:width="9.906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" chart:label-cell-address="Sheet1.B1:Sheet1.B1" chart:class="chart:scatter">
            <chart:domain table:cell-range-address="Sheet1.A2:Sheet1.A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B_Cu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6</svg:desc>
                </draw:g>
              </table:table-cell>
              <table:table-cell office:value-type="float" office:value="0.108163">
                <text:p>0.108163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497407">
                <text:p>0.0497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85907">
                <text:p>0.085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0246143">
                <text:p>0.0246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383382">
                <text:p>0.0383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0214624">
                <text:p>0.0214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0332966">
                <text:p>0.0332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0.0283911">
                <text:p>0.0283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0.0213354">
                <text:p>0.0213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0.0177556">
                <text:p>0.0177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020978">
                <text:p>0.020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0.0145116">
                <text:p>0.0145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0141919">
                <text:p>0.0141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0111749">
                <text:p>0.01117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84cm" svg:height="7.561cm" xlink:href=".." xlink:type="simple" chart:class="chart:scatter" chart:style-name="ch1">
        <chart:legend chart:legend-position="end" svg:x="16.671cm" svg:y="3.481cm" style:legend-expansion="high" chart:style-name="ch2"/>
        <chart:plot-area chart:style-name="ch3" table:cell-range-address="Sheet1.A29:Sheet1.B34 Sheet1.B28:Sheet1.B28" chart:data-source-has-labels="row" svg:x="0.421cm" svg:y="0.151cm" svg:width="15.829cm" svg:height="7.259cm">
          <chartooo:coordinate-region svg:x="2.339cm" svg:y="0.351cm" svg:width="13.076cm" svg:height="6.4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4" chart:label-cell-address="Sheet1.B28:Sheet1.B28" chart:class="chart:scatter">
            <chart:domain table:cell-range-address="Sheet1.A29:Sheet1.A34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ns_Cu</text:p>
                <draw:g>
                  <svg:desc>Sheet1.B28:Sheet1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9:Sheet1.A34</svg:desc>
                </draw:g>
              </table:table-cell>
              <table:table-cell office:value-type="float" office:value="0.0511397">
                <text:p>0.0511397</text:p>
                <draw:g>
                  <svg:desc>Sheet1.B29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283063">
                <text:p>0.0283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196104">
                <text:p>0.0196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00771853">
                <text:p>0.007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0479356">
                <text:p>0.00479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0335302">
                <text:p>0.003353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Linux_x86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7.72cm" xlink:href=".." xlink:type="simple" chart:class="chart:scatter" chart:style-name="ch1">
        <chart:legend chart:legend-position="end" svg:x="11.156cm" svg:y="3.561cm" style:legend-expansion="high" chart:style-name="ch2"/>
        <chart:plot-area chart:style-name="ch3" table:cell-range-address="Sheet1.A37:Sheet1.B44 Sheet1.B36:Sheet1.B36" chart:data-source-has-labels="row" svg:x="0.32cm" svg:y="0.154cm" svg:width="10.516cm" svg:height="7.412cm">
          <chartooo:coordinate-region svg:x="2.238cm" svg:y="0.354cm" svg:width="8.266cm" svg:height="6.5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7:Sheet1.B44" chart:label-cell-address="Sheet1.B36:Sheet1.B36" chart:class="chart:scatter">
            <chart:domain table:cell-range-address="Sheet1.A37:Sheet1.A44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alpha_Cu</text:p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Sheet1.A37:Sheet1.A44</svg:desc>
                </draw:g>
              </table:table-cell>
              <table:table-cell office:value-type="float" office:value="0.0529871">
                <text:p>0.0529871</text:p>
                <draw:g>
                  <svg:desc>Sheet1.B37:Sheet1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536486">
                <text:p>0.0536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522582">
                <text:p>0.0522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554087">
                <text:p>0.0554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359677">
                <text:p>0.0359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283911">
                <text:p>0.0283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0134576">
                <text:p>0.0134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00624987">
                <text:p>0.006249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Linux_x86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6cm" svg:height="11.147cm" xlink:href=".." xlink:type="simple" chart:class="chart:scatter" chart:style-name="ch1">
        <chart:legend chart:legend-position="end" svg:x="21.61cm" svg:y="4.527cm" style:legend-expansion="high" chart:style-name="ch2"/>
        <chart:plot-area chart:style-name="ch3" table:cell-range-address="Sheet1.A47:Sheet1.E56 Sheet1.B46:Sheet1.E46" chart:data-source-has-labels="row" svg:x="1.5cm" svg:y="1.098cm" svg:width="16.054cm" svg:height="9.137cm">
          <chartooo:coordinate-region svg:x="2.412cm" svg:y="1.297cm" svg:width="14.229cm" svg:height="8.2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47:Sheet1.B56" chart:label-cell-address="Sheet1.B46:Sheet1.B46" chart:class="chart:scatter">
            <chart:domain table:cell-range-address="Sheet1.A47:Sheet1.A56"/>
            <chart:data-point chart:repeated="10"/>
          </chart:series>
          <chart:series chart:attached-axis="secondary-y" chart:style-name="ch8" chart:values-cell-range-address="Sheet1.C47:Sheet1.C56" chart:label-cell-address="Sheet1.C46:Sheet1.C46" chart:class="chart:scatter">
            <chart:data-point chart:repeated="10"/>
          </chart:series>
          <chart:series chart:attached-axis="secondary-y" chart:style-name="ch9" chart:values-cell-range-address="Sheet1.D47:Sheet1.D56" chart:label-cell-address="Sheet1.D46:Sheet1.D46" chart:class="chart:scatter">
            <chart:data-point chart:repeated="10"/>
          </chart:series>
          <chart:series chart:attached-axis="secondary-y" chart:style-name="ch10" chart:values-cell-range-address="Sheet1.E47:Sheet1.E56" chart:label-cell-address="Sheet1.E46:Sheet1.E46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_vs_t_Cu</text:p>
                <draw:g>
                  <svg:desc>Sheet1.B46:Sheet1.B46</svg:desc>
                </draw:g>
              </table:table-cell>
              <table:table-cell office:value-type="string">
                <text:p>err_vs_t_Pb</text:p>
                <draw:g>
                  <svg:desc>Sheet1.C46:Sheet1.C46</svg:desc>
                </draw:g>
              </table:table-cell>
              <table:table-cell office:value-type="string">
                <text:p>err_vs_t_Al</text:p>
                <draw:g>
                  <svg:desc>Sheet1.D46:Sheet1.D46</svg:desc>
                </draw:g>
              </table:table-cell>
              <table:table-cell office:value-type="string">
                <text:p/>
                <draw:g>
                  <svg:desc>Sheet1.E46:Sheet1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47:Sheet1.A56</svg:desc>
                </draw:g>
              </table:table-cell>
              <table:table-cell office:value-type="float" office:value="0.0398204">
                <text:p>0.0398204</text:p>
                <draw:g>
                  <svg:desc>Sheet1.B47:Sheet1.B56</svg:desc>
                </draw:g>
              </table:table-cell>
              <table:table-cell office:value-type="float" office:value="0.0527591">
                <text:p>0.0527591</text:p>
                <draw:g>
                  <svg:desc>Sheet1.C47:Sheet1.C56</svg:desc>
                </draw:g>
              </table:table-cell>
              <table:table-cell office:value-type="float" office:value="NaN">
                <text:p>NaN</text:p>
                <draw:g>
                  <svg:desc>Sheet1.D47:Sheet1.D56</svg:desc>
                </draw:g>
              </table:table-cell>
              <table:table-cell office:value-type="float" office:value="NaN">
                <text:p>NaN</text:p>
                <draw:g>
                  <svg:desc>Sheet1.E47:Sheet1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48204">
                <text:p>0.0648204</text:p>
              </table:table-cell>
              <table:table-cell office:value-type="float" office:value="0.0448691">
                <text:p>0.044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258636">
                <text:p>0.0258636</text:p>
              </table:table-cell>
              <table:table-cell office:value-type="float" office:value="0.0222553">
                <text:p>0.022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316292">
                <text:p>0.0316292</text:p>
              </table:table-cell>
              <table:table-cell office:value-type="float" office:value="0.0239581">
                <text:p>0.023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283911">
                <text:p>0.0283911</text:p>
              </table:table-cell>
              <table:table-cell office:value-type="float" office:value="0.0288071">
                <text:p>0.028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254279">
                <text:p>0.0254279</text:p>
              </table:table-cell>
              <table:table-cell office:value-type="float" office:value="0.0238657">
                <text:p>0.023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247224">
                <text:p>0.0247224</text:p>
              </table:table-cell>
              <table:table-cell office:value-type="float" office:value="0.0231587">
                <text:p>0.023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240706">
                <text:p>0.0240706</text:p>
              </table:table-cell>
              <table:table-cell office:value-type="float" office:value="0.0233943">
                <text:p>0.023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245355">
                <text:p>0.0245355</text:p>
              </table:table-cell>
              <table:table-cell office:value-type="float" office:value="0.0231153">
                <text:p>0.023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247265">
                <text:p>0.0247265</text:p>
              </table:table-cell>
              <table:table-cell office:value-type="float" office:value="0.0237693">
                <text:p>0.0237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Linux_x86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66cm" svg:height="9.001cm" xlink:href=".." xlink:type="simple" chart:class="chart:scatter" chart:style-name="ch1">
        <chart:legend chart:legend-position="end" svg:x="17.296cm" svg:y="3.454cm" style:legend-expansion="high" chart:style-name="ch2"/>
        <chart:plot-area chart:style-name="ch3" table:cell-range-address="Sheet1.A59:Sheet1.E68 Sheet1.B58:Sheet1.E58" chart:data-source-has-labels="row" svg:x="0.409cm" svg:y="0.18cm" svg:width="16.478cm" svg:height="8.641cm">
          <chartooo:coordinate-region svg:x="1.692cm" svg:y="0.38cm" svg:width="15.0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9:Sheet1.B68" chart:label-cell-address="Sheet1.B58:Sheet1.B58" chart:class="chart:scatter">
            <chart:domain table:cell-range-address="Sheet1.A59:Sheet1.A68"/>
            <chart:data-point chart:repeated="10"/>
          </chart:series>
          <chart:series chart:style-name="ch7" chart:values-cell-range-address="Sheet1.C59:Sheet1.C68" chart:label-cell-address="Sheet1.C58:Sheet1.C58" chart:class="chart:scatter">
            <chart:data-point chart:repeated="10"/>
          </chart:series>
          <chart:series chart:style-name="ch8" chart:values-cell-range-address="Sheet1.D59:Sheet1.D68" chart:label-cell-address="Sheet1.D58:Sheet1.D58" chart:class="chart:scatter">
            <chart:data-point chart:repeated="10"/>
          </chart:series>
          <chart:series chart:style-name="ch9" chart:values-cell-range-address="Sheet1.E59:Sheet1.E68" chart:label-cell-address="Sheet1.E58:Sheet1.E5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_vs_t_Cu</text:p>
                <draw:g>
                  <svg:desc>Sheet1.B58:Sheet1.B58</svg:desc>
                </draw:g>
              </table:table-cell>
              <table:table-cell office:value-type="string">
                <text:p>eff_vs_t_Pb</text:p>
                <draw:g>
                  <svg:desc>Sheet1.C58:Sheet1.C58</svg:desc>
                </draw:g>
              </table:table-cell>
              <table:table-cell office:value-type="string">
                <text:p>eff_vs_t_Al</text:p>
                <draw:g>
                  <svg:desc>Sheet1.D58:Sheet1.D58</svg:desc>
                </draw:g>
              </table:table-cell>
              <table:table-cell office:value-type="string">
                <text:p/>
                <draw:g>
                  <svg:desc>Sheet1.E58:Sheet1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59:Sheet1.A68</svg:desc>
                </draw:g>
              </table:table-cell>
              <table:table-cell office:value-type="float" office:value="0.000462462">
                <text:p>0.000462462</text:p>
                <draw:g>
                  <svg:desc>Sheet1.B59:Sheet1.B68</svg:desc>
                </draw:g>
              </table:table-cell>
              <table:table-cell office:value-type="float" office:value="0.000470061">
                <text:p>0.000470061</text:p>
                <draw:g>
                  <svg:desc>Sheet1.C59:Sheet1.C68</svg:desc>
                </draw:g>
              </table:table-cell>
              <table:table-cell office:value-type="float" office:value="NaN">
                <text:p>NaN</text:p>
                <draw:g>
                  <svg:desc>Sheet1.D59:Sheet1.D68</svg:desc>
                </draw:g>
              </table:table-cell>
              <table:table-cell office:value-type="float" office:value="NaN">
                <text:p>NaN</text:p>
                <draw:g>
                  <svg:desc>Sheet1.E59:Sheet1.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842843">
                <text:p>0.000842843</text:p>
              </table:table-cell>
              <table:table-cell office:value-type="float" office:value="0.000854345">
                <text:p>0.00085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11401">
                <text:p>0.0011401</text:p>
              </table:table-cell>
              <table:table-cell office:value-type="float" office:value="0.00114809">
                <text:p>0.00114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134586">
                <text:p>0.00134586</text:p>
              </table:table-cell>
              <table:table-cell office:value-type="float" office:value="0.001353">
                <text:p>0.00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148209">
                <text:p>0.00148209</text:p>
              </table:table-cell>
              <table:table-cell office:value-type="float" office:value="0.00148747">
                <text:p>0.0014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155961">
                <text:p>0.00155961</text:p>
              </table:table-cell>
              <table:table-cell office:value-type="float" office:value="0.00156186">
                <text:p>0.0015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160616">
                <text:p>0.0016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159912">
                <text:p>0.00159912</text:p>
              </table:table-cell>
              <table:table-cell office:value-type="float" office:value="0.00159306">
                <text:p>0.00159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161563">
                <text:p>0.00161563</text:p>
              </table:table-cell>
              <table:table-cell office:value-type="float" office:value="0.00160966">
                <text:p>0.0016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016169">
                <text:p>0.0016169</text:p>
              </table:table-cell>
              <table:table-cell office:value-type="float" office:value="0.00161368">
                <text:p>0.0016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Linux_x86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92cm" svg:y="3.703cm" style:legend-expansion="high" chart:style-name="ch2"/>
        <chart:plot-area chart:style-name="ch3" table:cell-range-address="Sheet1.A71:Sheet1.D80 Sheet1.B70:Sheet1.D70" chart:data-source-has-labels="row" svg:x="0.32cm" svg:y="0.18cm" svg:width="10.153cm" svg:height="8.64cm">
          <chartooo:coordinate-region svg:x="1.232cm" svg:y="0.38cm" svg:width="8.9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1:Sheet1.B80" chart:label-cell-address="Sheet1.B70:Sheet1.B70" chart:class="chart:scatter">
            <chart:domain table:cell-range-address="Sheet1.A71:Sheet1.A80"/>
            <chart:data-point chart:repeated="10"/>
          </chart:series>
          <chart:series chart:style-name="ch7" chart:values-cell-range-address="Sheet1.C71:Sheet1.C80" chart:label-cell-address="Sheet1.C70:Sheet1.C70" chart:class="chart:scatter">
            <chart:data-point chart:repeated="10"/>
          </chart:series>
          <chart:series chart:style-name="ch8" chart:values-cell-range-address="Sheet1.D71:Sheet1.D80" chart:label-cell-address="Sheet1.D70:Sheet1.D70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Bsigma_Cu</text:p>
                <draw:g>
                  <svg:desc>Sheet1.B70:Sheet1.B70</svg:desc>
                </draw:g>
              </table:table-cell>
              <table:table-cell office:value-type="string">
                <text:p>g-2_error_vs_Bsigma_Pb</text:p>
                <draw:g>
                  <svg:desc>Sheet1.C70:Sheet1.C70</svg:desc>
                </draw:g>
              </table:table-cell>
              <table:table-cell office:value-type="string">
                <text:p>g-2_error_vs_Bsigma_Al</text:p>
                <draw:g>
                  <svg:desc>Sheet1.D70:Sheet1.D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1:Sheet1.A80</svg:desc>
                </draw:g>
              </table:table-cell>
              <table:table-cell office:value-type="float" office:value="0.0283911">
                <text:p>0.0283911</text:p>
                <draw:g>
                  <svg:desc>Sheet1.B71:Sheet1.B80</svg:desc>
                </draw:g>
              </table:table-cell>
              <table:table-cell office:value-type="float" office:value="0.0296918">
                <text:p>0.0296918</text:p>
                <draw:g>
                  <svg:desc>Sheet1.C71:Sheet1.C80</svg:desc>
                </draw:g>
              </table:table-cell>
              <table:table-cell office:value-type="float" office:value="NaN">
                <text:p>NaN</text:p>
                <draw:g>
                  <svg:desc>Sheet1.D71:Sheet1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8941">
                <text:p>0.028941</text:p>
              </table:table-cell>
              <table:table-cell office:value-type="float" office:value="0.0357407">
                <text:p>0.035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396518">
                <text:p>0.0396518</text:p>
              </table:table-cell>
              <table:table-cell office:value-type="float" office:value="0.0657542">
                <text:p>0.0657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613844">
                <text:p>0.0613844</text:p>
              </table:table-cell>
              <table:table-cell office:value-type="float" office:value="0.0504098">
                <text:p>0.050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779231">
                <text:p>0.0779231</text:p>
              </table:table-cell>
              <table:table-cell office:value-type="float" office:value="0.0422784">
                <text:p>0.042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137669">
                <text:p>0.137669</text:p>
              </table:table-cell>
              <table:table-cell office:value-type="float" office:value="0.0406969">
                <text:p>0.0406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805327">
                <text:p>0.0805327</text:p>
              </table:table-cell>
              <table:table-cell office:value-type="float" office:value="0.0409736">
                <text:p>0.0409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0696016">
                <text:p>0.0696016</text:p>
              </table:table-cell>
              <table:table-cell office:value-type="float" office:value="0.0410055">
                <text:p>0.041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">
                <text:p>0.06</text:p>
              </table:table-cell>
              <table:table-cell office:value-type="float" office:value="0.239667">
                <text:p>0.239667</text:p>
              </table:table-cell>
              <table:table-cell office:value-type="float" office:value="0.206412">
                <text:p>0.206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0.0678776">
                <text:p>0.0678776</text:p>
              </table:table-cell>
              <table:table-cell office:value-type="float" office:value="0.138375">
                <text:p>0.1383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Linux_x86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